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/>
          <table:table-cell office:value-type="string" calcext:value-type="string">
            <text:p>Scenario 1 Avg</text:p>
          </table:table-cell>
          <table:table-cell office:value-type="string" calcext:value-type="string">
            <text:p>Scenario 2 Avg</text:p>
          </table:table-cell>
          <table:table-cell office:value-type="string" calcext:value-type="string">
            <text:p>Scenario 3 Avg</text:p>
          </table:table-cell>
        </table:table-row>
        <table:table-row table:style-name="ro1">
          <table:table-cell office:value-type="float" office:value="1.79147601128" calcext:value-type="float">
            <text:p>1.7914760113</text:p>
          </table:table-cell>
          <table:table-cell office:value-type="float" office:value="1.7066450119" calcext:value-type="float">
            <text:p>1.7066450119</text:p>
          </table:table-cell>
          <table:table-cell office:value-type="float" office:value="0.776121139526" calcext:value-type="float">
            <text:p>0.7761211395</text:p>
          </table:table-cell>
          <table:table-cell/>
          <table:table-cell table:formula="of:=AVERAGE([.A2:.A51])" office:value-type="float" office:value="1.4708778238299" calcext:value-type="float">
            <text:p>1.4708778238</text:p>
          </table:table-cell>
          <table:table-cell table:formula="of:=AVERAGE([.B2:.B51])" office:value-type="float" office:value="1.2420500087738" calcext:value-type="float">
            <text:p>1.2420500088</text:p>
          </table:table-cell>
          <table:table-cell table:formula="of:=AVERAGE([.C2:.C51])" office:value-type="float" office:value="1.51543448925036" calcext:value-type="float">
            <text:p>1.5154344893</text:p>
          </table:table-cell>
        </table:table-row>
        <table:table-row table:style-name="ro1">
          <table:table-cell office:value-type="float" office:value="1.55983090401" calcext:value-type="float">
            <text:p>1.559830904</text:p>
          </table:table-cell>
          <table:table-cell office:value-type="float" office:value="1.61011004448" calcext:value-type="float">
            <text:p>1.6101100445</text:p>
          </table:table-cell>
          <table:table-cell office:value-type="float" office:value="1.72868609428" calcext:value-type="float">
            <text:p>1.7286860943</text:p>
          </table:table-cell>
          <table:table-cell table:number-columns-repeated="4"/>
        </table:table-row>
        <table:table-row table:style-name="ro1">
          <table:table-cell office:value-type="float" office:value="1.7732758522" calcext:value-type="float">
            <text:p>1.7732758522</text:p>
          </table:table-cell>
          <table:table-cell office:value-type="float" office:value="0.398350954056" calcext:value-type="float">
            <text:p>0.3983509541</text:p>
          </table:table-cell>
          <table:table-cell office:value-type="float" office:value="1.79087901115" calcext:value-type="float">
            <text:p>1.7908790112</text:p>
          </table:table-cell>
          <table:table-cell/>
          <table:table-cell office:value-type="string" calcext:value-type="string">
            <text:p>Scenario 1 Max</text:p>
          </table:table-cell>
          <table:table-cell office:value-type="string" calcext:value-type="string">
            <text:p>Scenario 2 Max</text:p>
          </table:table-cell>
          <table:table-cell office:value-type="string" calcext:value-type="string">
            <text:p>Scenario 3 Max</text:p>
          </table:table-cell>
        </table:table-row>
        <table:table-row table:style-name="ro1">
          <table:table-cell office:value-type="float" office:value="1.6190559864" calcext:value-type="float">
            <text:p>1.6190559864</text:p>
          </table:table-cell>
          <table:table-cell office:value-type="float" office:value="1.57326412201" calcext:value-type="float">
            <text:p>1.573264122</text:p>
          </table:table-cell>
          <table:table-cell office:value-type="float" office:value="1.11314511299" calcext:value-type="float">
            <text:p>1.113145113</text:p>
          </table:table-cell>
          <table:table-cell/>
          <table:table-cell table:formula="of:=MAX([.A2:.A51])" office:value-type="float" office:value="1.81272602081" calcext:value-type="float">
            <text:p>1.8127260208</text:p>
          </table:table-cell>
          <table:table-cell table:formula="of:=MAX([.B2:.B51])" office:value-type="float" office:value="1.78729200363" calcext:value-type="float">
            <text:p>1.7872920036</text:p>
          </table:table-cell>
          <table:table-cell table:formula="of:=MAX([.C2:.C51])" office:value-type="float" office:value="1.82744216919" calcext:value-type="float">
            <text:p>1.8274421692</text:p>
          </table:table-cell>
        </table:table-row>
        <table:table-row table:style-name="ro1">
          <table:table-cell office:value-type="float" office:value="1.23310089111" calcext:value-type="float">
            <text:p>1.2331008911</text:p>
          </table:table-cell>
          <table:table-cell office:value-type="float" office:value="1.77265191078" calcext:value-type="float">
            <text:p>1.7726519108</text:p>
          </table:table-cell>
          <table:table-cell office:value-type="float" office:value="1.69581699371" calcext:value-type="float">
            <text:p>1.6958169937</text:p>
          </table:table-cell>
          <table:table-cell table:number-columns-repeated="4"/>
        </table:table-row>
        <table:table-row table:style-name="ro1">
          <table:table-cell office:value-type="float" office:value="1.74643301964" calcext:value-type="float">
            <text:p>1.7464330196</text:p>
          </table:table-cell>
          <table:table-cell office:value-type="float" office:value="1.12259578705" calcext:value-type="float">
            <text:p>1.1225957871</text:p>
          </table:table-cell>
          <table:table-cell office:value-type="float" office:value="1.78191995621" calcext:value-type="float">
            <text:p>1.7819199562</text:p>
          </table:table-cell>
          <table:table-cell table:number-columns-repeated="4"/>
        </table:table-row>
        <table:table-row table:style-name="ro1">
          <table:table-cell office:value-type="float" office:value="0.825670957565" calcext:value-type="float">
            <text:p>0.8256709576</text:p>
          </table:table-cell>
          <table:table-cell office:value-type="float" office:value="1.06889605522" calcext:value-type="float">
            <text:p>1.0688960552</text:p>
          </table:table-cell>
          <table:table-cell office:value-type="float" office:value="1.41537189484" calcext:value-type="float">
            <text:p>1.4153718948</text:p>
          </table:table-cell>
          <table:table-cell table:number-columns-repeated="4"/>
        </table:table-row>
        <table:table-row table:style-name="ro1">
          <table:table-cell office:value-type="float" office:value="1.73983001709" calcext:value-type="float">
            <text:p>1.7398300171</text:p>
          </table:table-cell>
          <table:table-cell office:value-type="float" office:value="1.49958086014" calcext:value-type="float">
            <text:p>1.4995808601</text:p>
          </table:table-cell>
          <table:table-cell office:value-type="float" office:value="1.63329696655" calcext:value-type="float">
            <text:p>1.6332969666</text:p>
          </table:table-cell>
          <table:table-cell table:number-columns-repeated="4"/>
        </table:table-row>
        <table:table-row table:style-name="ro1">
          <table:table-cell office:value-type="float" office:value="1.03259897232" calcext:value-type="float">
            <text:p>1.0325989723</text:p>
          </table:table-cell>
          <table:table-cell office:value-type="float" office:value="0.388913869858" calcext:value-type="float">
            <text:p>0.3889138699</text:p>
          </table:table-cell>
          <table:table-cell office:value-type="float" office:value="1.683781147" calcext:value-type="float">
            <text:p>1.683781147</text:p>
          </table:table-cell>
          <table:table-cell table:number-columns-repeated="4"/>
        </table:table-row>
        <table:table-row table:style-name="ro1">
          <table:table-cell office:value-type="float" office:value="1.60624790192" calcext:value-type="float">
            <text:p>1.6062479019</text:p>
          </table:table-cell>
          <table:table-cell office:value-type="float" office:value="1.50857782364" calcext:value-type="float">
            <text:p>1.5085778236</text:p>
          </table:table-cell>
          <table:table-cell office:value-type="float" office:value="1.50347399712" calcext:value-type="float">
            <text:p>1.5034739971</text:p>
          </table:table-cell>
          <table:table-cell table:number-columns-repeated="4"/>
        </table:table-row>
        <table:table-row table:style-name="ro1">
          <table:table-cell office:value-type="float" office:value="1.46336007118" calcext:value-type="float">
            <text:p>1.4633600712</text:p>
          </table:table-cell>
          <table:table-cell office:value-type="float" office:value="0.911056041718" calcext:value-type="float">
            <text:p>0.9110560417</text:p>
          </table:table-cell>
          <table:table-cell office:value-type="float" office:value="1.43689393997" calcext:value-type="float">
            <text:p>1.43689394</text:p>
          </table:table-cell>
          <table:table-cell table:number-columns-repeated="4"/>
        </table:table-row>
        <table:table-row table:style-name="ro1">
          <table:table-cell office:value-type="float" office:value="1.81025791168" calcext:value-type="float">
            <text:p>1.8102579117</text:p>
          </table:table-cell>
          <table:table-cell office:value-type="float" office:value="0.376275062561" calcext:value-type="float">
            <text:p>0.3762750626</text:p>
          </table:table-cell>
          <table:table-cell office:value-type="float" office:value="1.70771980286" calcext:value-type="float">
            <text:p>1.7077198029</text:p>
          </table:table-cell>
          <table:table-cell table:number-columns-repeated="4"/>
        </table:table-row>
        <table:table-row table:style-name="ro1">
          <table:table-cell office:value-type="float" office:value="0.989160060883" calcext:value-type="float">
            <text:p>0.9891600609</text:p>
          </table:table-cell>
          <table:table-cell office:value-type="float" office:value="1.58287906647" calcext:value-type="float">
            <text:p>1.5828790665</text:p>
          </table:table-cell>
          <table:table-cell office:value-type="float" office:value="1.58141803741" calcext:value-type="float">
            <text:p>1.5814180374</text:p>
          </table:table-cell>
          <table:table-cell table:number-columns-repeated="4"/>
        </table:table-row>
        <table:table-row table:style-name="ro1">
          <table:table-cell office:value-type="float" office:value="1.68631792068" calcext:value-type="float">
            <text:p>1.6863179207</text:p>
          </table:table-cell>
          <table:table-cell office:value-type="float" office:value="1.64968299866" calcext:value-type="float">
            <text:p>1.6496829987</text:p>
          </table:table-cell>
          <table:table-cell office:value-type="float" office:value="1.51677298546" calcext:value-type="float">
            <text:p>1.5167729855</text:p>
          </table:table-cell>
          <table:table-cell table:number-columns-repeated="4"/>
        </table:table-row>
        <table:table-row table:style-name="ro1">
          <table:table-cell office:value-type="float" office:value="1.30076003075" calcext:value-type="float">
            <text:p>1.3007600308</text:p>
          </table:table-cell>
          <table:table-cell office:value-type="float" office:value="1.75868582726" calcext:value-type="float">
            <text:p>1.7586858273</text:p>
          </table:table-cell>
          <table:table-cell office:value-type="float" office:value="1.263682127" calcext:value-type="float">
            <text:p>1.263682127</text:p>
          </table:table-cell>
          <table:table-cell table:number-columns-repeated="4"/>
        </table:table-row>
        <table:table-row table:style-name="ro1">
          <table:table-cell office:value-type="float" office:value="1.64132094383" calcext:value-type="float">
            <text:p>1.6413209438</text:p>
          </table:table-cell>
          <table:table-cell office:value-type="float" office:value="1.63600587845" calcext:value-type="float">
            <text:p>1.6360058785</text:p>
          </table:table-cell>
          <table:table-cell office:value-type="float" office:value="1.82744216919" calcext:value-type="float">
            <text:p>1.8274421692</text:p>
          </table:table-cell>
          <table:table-cell table:number-columns-repeated="4"/>
        </table:table-row>
        <table:table-row table:style-name="ro1">
          <table:table-cell office:value-type="float" office:value="1.76966190338" calcext:value-type="float">
            <text:p>1.7696619034</text:p>
          </table:table-cell>
          <table:table-cell office:value-type="float" office:value="1.76633310318" calcext:value-type="float">
            <text:p>1.7663331032</text:p>
          </table:table-cell>
          <table:table-cell office:value-type="float" office:value="1.47698879242" calcext:value-type="float">
            <text:p>1.4769887924</text:p>
          </table:table-cell>
          <table:table-cell table:number-columns-repeated="4"/>
        </table:table-row>
        <table:table-row table:style-name="ro1">
          <table:table-cell office:value-type="float" office:value="0.828743934631" calcext:value-type="float">
            <text:p>0.8287439346</text:p>
          </table:table-cell>
          <table:table-cell office:value-type="float" office:value="1.41566681862" calcext:value-type="float">
            <text:p>1.4156668186</text:p>
          </table:table-cell>
          <table:table-cell office:value-type="float" office:value="1.79396295547" calcext:value-type="float">
            <text:p>1.7939629555</text:p>
          </table:table-cell>
          <table:table-cell table:number-columns-repeated="4"/>
        </table:table-row>
        <table:table-row table:style-name="ro1">
          <table:table-cell office:value-type="float" office:value="0.381469964981" calcext:value-type="float">
            <text:p>0.381469965</text:p>
          </table:table-cell>
          <table:table-cell office:value-type="float" office:value="1.76090788841" calcext:value-type="float">
            <text:p>1.7609078884</text:p>
          </table:table-cell>
          <table:table-cell office:value-type="float" office:value="1.64670014381" calcext:value-type="float">
            <text:p>1.6467001438</text:p>
          </table:table-cell>
          <table:table-cell table:number-columns-repeated="4"/>
        </table:table-row>
        <table:table-row table:style-name="ro1">
          <table:table-cell office:value-type="float" office:value="1.76406002045" calcext:value-type="float">
            <text:p>1.7640600205</text:p>
          </table:table-cell>
          <table:table-cell office:value-type="float" office:value="1.4871609211" calcext:value-type="float">
            <text:p>1.4871609211</text:p>
          </table:table-cell>
          <table:table-cell office:value-type="float" office:value="1.56381106377" calcext:value-type="float">
            <text:p>1.5638110638</text:p>
          </table:table-cell>
          <table:table-cell table:number-columns-repeated="4"/>
        </table:table-row>
        <table:table-row table:style-name="ro1">
          <table:table-cell office:value-type="float" office:value="1.62561416626" calcext:value-type="float">
            <text:p>1.6256141663</text:p>
          </table:table-cell>
          <table:table-cell office:value-type="float" office:value="0.374938011169" calcext:value-type="float">
            <text:p>0.3749380112</text:p>
          </table:table-cell>
          <table:table-cell office:value-type="float" office:value="1.68842697144" calcext:value-type="float">
            <text:p>1.6884269714</text:p>
          </table:table-cell>
          <table:table-cell table:number-columns-repeated="4"/>
        </table:table-row>
        <table:table-row table:style-name="ro1">
          <table:table-cell office:value-type="float" office:value="0.921220064163" calcext:value-type="float">
            <text:p>0.9212200642</text:p>
          </table:table-cell>
          <table:table-cell office:value-type="float" office:value="1.67129182816" calcext:value-type="float">
            <text:p>1.6712918282</text:p>
          </table:table-cell>
          <table:table-cell office:value-type="float" office:value="1.58448886871" calcext:value-type="float">
            <text:p>1.5844888687</text:p>
          </table:table-cell>
          <table:table-cell table:number-columns-repeated="4"/>
        </table:table-row>
        <table:table-row table:style-name="ro1">
          <table:table-cell office:value-type="float" office:value="1.00580215454" calcext:value-type="float">
            <text:p>1.0058021545</text:p>
          </table:table-cell>
          <table:table-cell office:value-type="float" office:value="1.61517620087" calcext:value-type="float">
            <text:p>1.6151762009</text:p>
          </table:table-cell>
          <table:table-cell office:value-type="float" office:value="1.33594202995" calcext:value-type="float">
            <text:p>1.33594203</text:p>
          </table:table-cell>
          <table:table-cell table:number-columns-repeated="4"/>
        </table:table-row>
        <table:table-row table:style-name="ro1">
          <table:table-cell office:value-type="float" office:value="1.80830597878" calcext:value-type="float">
            <text:p>1.8083059788</text:p>
          </table:table-cell>
          <table:table-cell office:value-type="float" office:value="1.4096429348" calcext:value-type="float">
            <text:p>1.4096429348</text:p>
          </table:table-cell>
          <table:table-cell office:value-type="float" office:value="1.29003310204" calcext:value-type="float">
            <text:p>1.290033102</text:p>
          </table:table-cell>
          <table:table-cell table:number-columns-repeated="4"/>
        </table:table-row>
        <table:table-row table:style-name="ro1">
          <table:table-cell office:value-type="float" office:value="1.8005669117" calcext:value-type="float">
            <text:p>1.8005669117</text:p>
          </table:table-cell>
          <table:table-cell office:value-type="float" office:value="1.09650707245" calcext:value-type="float">
            <text:p>1.0965070725</text:p>
          </table:table-cell>
          <table:table-cell office:value-type="float" office:value="1.35387206078" calcext:value-type="float">
            <text:p>1.3538720608</text:p>
          </table:table-cell>
          <table:table-cell table:number-columns-repeated="4"/>
        </table:table-row>
        <table:table-row table:style-name="ro1">
          <table:table-cell office:value-type="float" office:value="1.70173597336" calcext:value-type="float">
            <text:p>1.7017359734</text:p>
          </table:table-cell>
          <table:table-cell office:value-type="float" office:value="1.71027398109" calcext:value-type="float">
            <text:p>1.7102739811</text:p>
          </table:table-cell>
          <table:table-cell office:value-type="float" office:value="1.75799703598" calcext:value-type="float">
            <text:p>1.757997036</text:p>
          </table:table-cell>
          <table:table-cell table:number-columns-repeated="4"/>
        </table:table-row>
        <table:table-row table:style-name="ro1">
          <table:table-cell office:value-type="float" office:value="1.74318289757" calcext:value-type="float">
            <text:p>1.7431828976</text:p>
          </table:table-cell>
          <table:table-cell office:value-type="float" office:value="1.52510905266" calcext:value-type="float">
            <text:p>1.5251090527</text:p>
          </table:table-cell>
          <table:table-cell office:value-type="float" office:value="1.56392288208" calcext:value-type="float">
            <text:p>1.5639228821</text:p>
          </table:table-cell>
          <table:table-cell table:number-columns-repeated="4"/>
        </table:table-row>
        <table:table-row table:style-name="ro1">
          <table:table-cell office:value-type="float" office:value="1.6469180584" calcext:value-type="float">
            <text:p>1.6469180584</text:p>
          </table:table-cell>
          <table:table-cell office:value-type="float" office:value="0.58450293541" calcext:value-type="float">
            <text:p>0.5845029354</text:p>
          </table:table-cell>
          <table:table-cell office:value-type="float" office:value="1.57002091408" calcext:value-type="float">
            <text:p>1.5700209141</text:p>
          </table:table-cell>
          <table:table-cell table:number-columns-repeated="4"/>
        </table:table-row>
        <table:table-row table:style-name="ro1">
          <table:table-cell office:value-type="float" office:value="1.78315091133" calcext:value-type="float">
            <text:p>1.7831509113</text:p>
          </table:table-cell>
          <table:table-cell office:value-type="float" office:value="1.64175510406" calcext:value-type="float">
            <text:p>1.6417551041</text:p>
          </table:table-cell>
          <table:table-cell office:value-type="float" office:value="1.71884083748" calcext:value-type="float">
            <text:p>1.7188408375</text:p>
          </table:table-cell>
          <table:table-cell table:number-columns-repeated="4"/>
        </table:table-row>
        <table:table-row table:style-name="ro1">
          <table:table-cell office:value-type="float" office:value="1.5954220295" calcext:value-type="float">
            <text:p>1.5954220295</text:p>
          </table:table-cell>
          <table:table-cell office:value-type="float" office:value="1.51233887672" calcext:value-type="float">
            <text:p>1.5123388767</text:p>
          </table:table-cell>
          <table:table-cell office:value-type="float" office:value="1.77216386795" calcext:value-type="float">
            <text:p>1.772163868</text:p>
          </table:table-cell>
          <table:table-cell table:number-columns-repeated="4"/>
        </table:table-row>
        <table:table-row table:style-name="ro1">
          <table:table-cell office:value-type="float" office:value="1.59253191948" calcext:value-type="float">
            <text:p>1.5925319195</text:p>
          </table:table-cell>
          <table:table-cell office:value-type="float" office:value="1.29827594757" calcext:value-type="float">
            <text:p>1.2982759476</text:p>
          </table:table-cell>
          <table:table-cell office:value-type="float" office:value="1.16176795959" calcext:value-type="float">
            <text:p>1.1617679596</text:p>
          </table:table-cell>
          <table:table-cell table:number-columns-repeated="4"/>
        </table:table-row>
        <table:table-row table:style-name="ro1">
          <table:table-cell office:value-type="float" office:value="1.81133794785" calcext:value-type="float">
            <text:p>1.8113379479</text:p>
          </table:table-cell>
          <table:table-cell office:value-type="float" office:value="1.22129797935" calcext:value-type="float">
            <text:p>1.2212979794</text:p>
          </table:table-cell>
          <table:table-cell office:value-type="float" office:value="1.58517694473" calcext:value-type="float">
            <text:p>1.5851769447</text:p>
          </table:table-cell>
          <table:table-cell table:number-columns-repeated="4"/>
        </table:table-row>
        <table:table-row table:style-name="ro1">
          <table:table-cell office:value-type="float" office:value="0.463427066803" calcext:value-type="float">
            <text:p>0.4634270668</text:p>
          </table:table-cell>
          <table:table-cell office:value-type="float" office:value="0.668886899948" calcext:value-type="float">
            <text:p>0.6688868999</text:p>
          </table:table-cell>
          <table:table-cell office:value-type="float" office:value="1.51343178749" calcext:value-type="float">
            <text:p>1.5134317875</text:p>
          </table:table-cell>
          <table:table-cell table:number-columns-repeated="4"/>
        </table:table-row>
        <table:table-row table:style-name="ro1">
          <table:table-cell office:value-type="float" office:value="1.76911091805" calcext:value-type="float">
            <text:p>1.7691109181</text:p>
          </table:table-cell>
          <table:table-cell office:value-type="float" office:value="0.448269844055" calcext:value-type="float">
            <text:p>0.4482698441</text:p>
          </table:table-cell>
          <table:table-cell office:value-type="float" office:value="1.44309806824" calcext:value-type="float">
            <text:p>1.4430980682</text:p>
          </table:table-cell>
          <table:table-cell table:number-columns-repeated="4"/>
        </table:table-row>
        <table:table-row table:style-name="ro1">
          <table:table-cell office:value-type="float" office:value="1.75100684166" calcext:value-type="float">
            <text:p>1.7510068417</text:p>
          </table:table-cell>
          <table:table-cell office:value-type="float" office:value="1.66121697426" calcext:value-type="float">
            <text:p>1.6612169743</text:p>
          </table:table-cell>
          <table:table-cell office:value-type="float" office:value="0.364238977432" calcext:value-type="float">
            <text:p>0.3642389774</text:p>
          </table:table-cell>
          <table:table-cell table:number-columns-repeated="4"/>
        </table:table-row>
        <table:table-row table:style-name="ro1">
          <table:table-cell office:value-type="float" office:value="1.69244599342" calcext:value-type="float">
            <text:p>1.6924459934</text:p>
          </table:table-cell>
          <table:table-cell office:value-type="float" office:value="1.60727500916" calcext:value-type="float">
            <text:p>1.6072750092</text:p>
          </table:table-cell>
          <table:table-cell office:value-type="float" office:value="1.78172898293" calcext:value-type="float">
            <text:p>1.7817289829</text:p>
          </table:table-cell>
          <table:table-cell table:number-columns-repeated="4"/>
        </table:table-row>
        <table:table-row table:style-name="ro1">
          <table:table-cell office:value-type="float" office:value="1.68577194214" calcext:value-type="float">
            <text:p>1.6857719421</text:p>
          </table:table-cell>
          <table:table-cell office:value-type="float" office:value="1.08833289146" calcext:value-type="float">
            <text:p>1.0883328915</text:p>
          </table:table-cell>
          <table:table-cell office:value-type="float" office:value="1.75356602669" calcext:value-type="float">
            <text:p>1.7535660267</text:p>
          </table:table-cell>
          <table:table-cell table:number-columns-repeated="4"/>
        </table:table-row>
        <table:table-row table:style-name="ro1">
          <table:table-cell office:value-type="float" office:value="1.80056881905" calcext:value-type="float">
            <text:p>1.8005688191</text:p>
          </table:table-cell>
          <table:table-cell office:value-type="float" office:value="1.54810810089" calcext:value-type="float">
            <text:p>1.5481081009</text:p>
          </table:table-cell>
          <table:table-cell office:value-type="float" office:value="1.40838289261" calcext:value-type="float">
            <text:p>1.4083828926</text:p>
          </table:table-cell>
          <table:table-cell table:number-columns-repeated="4"/>
        </table:table-row>
        <table:table-row table:style-name="ro1">
          <table:table-cell office:value-type="float" office:value="1.70754408836" calcext:value-type="float">
            <text:p>1.7075440884</text:p>
          </table:table-cell>
          <table:table-cell office:value-type="float" office:value="0.383552074432" calcext:value-type="float">
            <text:p>0.3835520744</text:p>
          </table:table-cell>
          <table:table-cell office:value-type="float" office:value="1.45348095894" calcext:value-type="float">
            <text:p>1.4534809589</text:p>
          </table:table-cell>
          <table:table-cell table:number-columns-repeated="4"/>
        </table:table-row>
        <table:table-row table:style-name="ro1">
          <table:table-cell office:value-type="float" office:value="1.81272602081" calcext:value-type="float">
            <text:p>1.8127260208</text:p>
          </table:table-cell>
          <table:table-cell office:value-type="float" office:value="1.60821509361" calcext:value-type="float">
            <text:p>1.6082150936</text:p>
          </table:table-cell>
          <table:table-cell office:value-type="float" office:value="1.59383392334" calcext:value-type="float">
            <text:p>1.5938339233</text:p>
          </table:table-cell>
          <table:table-cell table:number-columns-repeated="4"/>
        </table:table-row>
        <table:table-row table:style-name="ro1">
          <table:table-cell office:value-type="float" office:value="1.21147990227" calcext:value-type="float">
            <text:p>1.2114799023</text:p>
          </table:table-cell>
          <table:table-cell office:value-type="float" office:value="0.605435848236" calcext:value-type="float">
            <text:p>0.6054358482</text:p>
          </table:table-cell>
          <table:table-cell office:value-type="float" office:value="1.41491007805" calcext:value-type="float">
            <text:p>1.4149100781</text:p>
          </table:table-cell>
          <table:table-cell table:number-columns-repeated="4"/>
        </table:table-row>
        <table:table-row table:style-name="ro1">
          <table:table-cell office:value-type="float" office:value="0.82371711731" calcext:value-type="float">
            <text:p>0.8237171173</text:p>
          </table:table-cell>
          <table:table-cell office:value-type="float" office:value="1.7338218689" calcext:value-type="float">
            <text:p>1.7338218689</text:p>
          </table:table-cell>
          <table:table-cell office:value-type="float" office:value="1.75781393051" calcext:value-type="float">
            <text:p>1.7578139305</text:p>
          </table:table-cell>
          <table:table-cell table:number-columns-repeated="4"/>
        </table:table-row>
        <table:table-row table:style-name="ro1">
          <table:table-cell office:value-type="float" office:value="1.67430090904" calcext:value-type="float">
            <text:p>1.674300909</text:p>
          </table:table-cell>
          <table:table-cell office:value-type="float" office:value="1.78729200363" calcext:value-type="float">
            <text:p>1.7872920036</text:p>
          </table:table-cell>
          <table:table-cell office:value-type="float" office:value="1.55992794037" calcext:value-type="float">
            <text:p>1.5599279404</text:p>
          </table:table-cell>
          <table:table-cell table:number-columns-repeated="4"/>
        </table:table-row>
        <table:table-row table:style-name="ro1">
          <table:table-cell office:value-type="float" office:value="1.650785923" calcext:value-type="float">
            <text:p>1.650785923</text:p>
          </table:table-cell>
          <table:table-cell office:value-type="float" office:value="1.01747012138" calcext:value-type="float">
            <text:p>1.0174701214</text:p>
          </table:table-cell>
          <table:table-cell office:value-type="float" office:value="1.13547897339" calcext:value-type="float">
            <text:p>1.1354789734</text:p>
          </table:table-cell>
          <table:table-cell table:number-columns-repeated="4"/>
        </table:table-row>
        <table:table-row table:style-name="ro1">
          <table:table-cell office:value-type="float" office:value="0.748272895813" calcext:value-type="float">
            <text:p>0.7482728958</text:p>
          </table:table-cell>
          <table:table-cell office:value-type="float" office:value="1.55758786201" calcext:value-type="float">
            <text:p>1.557587862</text:p>
          </table:table-cell>
          <table:table-cell office:value-type="float" office:value="1.16586494446" calcext:value-type="float">
            <text:p>1.1658649445</text:p>
          </table:table-cell>
          <table:table-cell table:number-columns-repeated="4"/>
        </table:table-row>
        <table:table-row table:style-name="ro1">
          <table:table-cell office:value-type="float" office:value="0.641305208206" calcext:value-type="float">
            <text:p>0.6413052082</text:p>
          </table:table-cell>
          <table:table-cell office:value-type="float" office:value="0.377564907074" calcext:value-type="float">
            <text:p>0.3775649071</text:p>
          </table:table-cell>
          <table:table-cell office:value-type="float" office:value="1.78803110123" calcext:value-type="float">
            <text:p>1.7880311012</text:p>
          </table:table-cell>
          <table:table-cell table:number-columns-repeated="4"/>
        </table:table-row>
        <table:table-row table:style-name="ro1">
          <table:table-cell office:value-type="float" office:value="1.39831900597" calcext:value-type="float">
            <text:p>1.398319006</text:p>
          </table:table-cell>
          <table:table-cell office:value-type="float" office:value="0.54137802124" calcext:value-type="float">
            <text:p>0.5413780212</text:p>
          </table:table-cell>
          <table:table-cell office:value-type="float" office:value="1.54036593437" calcext:value-type="float">
            <text:p>1.5403659344</text:p>
          </table:table-cell>
          <table:table-cell table:number-columns-repeated="4"/>
        </table:table-row>
        <table:table-row table:style-name="ro1">
          <table:table-cell office:value-type="float" office:value="1.51424503326" calcext:value-type="float">
            <text:p>1.5142450333</text:p>
          </table:table-cell>
          <table:table-cell office:value-type="float" office:value="0.378681898117" calcext:value-type="float">
            <text:p>0.3786818981</text:p>
          </table:table-cell>
          <table:table-cell office:value-type="float" office:value="1.53266406059" calcext:value-type="float">
            <text:p>1.5326640606</text:p>
          </table:table-cell>
          <table:table-cell table:number-columns-repeated="4"/>
        </table:table-row>
        <table:table-row table:style-name="ro1">
          <table:table-cell office:value-type="float" office:value="1.80420708656" calcext:value-type="float">
            <text:p>1.8042070866</text:p>
          </table:table-cell>
          <table:table-cell office:value-type="float" office:value="1.62156200409" calcext:value-type="float">
            <text:p>1.6215620041</text:p>
          </table:table-cell>
          <table:table-cell office:value-type="float" office:value="1.50032401085" calcext:value-type="float">
            <text:p>1.5003240109</text:p>
          </table:table-cell>
          <table:table-cell table:number-columns-repeated="4"/>
        </table:table-row>
        <table:table-row table:style-name="ro1">
          <table:table-cell office:value-type="float" office:value="1.79623413086" calcext:value-type="float">
            <text:p>1.7962341309</text:p>
          </table:table-cell>
          <table:table-cell office:value-type="float" office:value="0.812499046326" calcext:value-type="float">
            <text:p>0.8124990463</text:p>
          </table:table-cell>
          <table:table-cell office:value-type="float" office:value="1.74404406548" calcext:value-type="float">
            <text:p>1.7440440655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10.4768in" svg:height="5.7236in" svg:x="0.652in" svg:y="0.4508in">
            <draw:object draw:notify-on-update-of-ranges="Sheet1.A1:Sheet1.A1 Sheet1.A2:Sheet1.A51 Sheet1.C1:Sheet1.C1 Sheet1.C2:Sheet1.C51 Sheet1.B1:Sheet1.B1 Sheet1.B2:Sheet1.B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5:37:08.233793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5:16:26.841811177</meta:creation-date>
    <dc:date>2016-12-12T15:42:51.767195606</dc:date>
    <meta:editing-duration>PT5M36S</meta:editing-duration>
    <meta:editing-cycles>5</meta:editing-cycles>
    <meta:generator>LibreOffice/4.2.8.2$Linux_X86_64 LibreOffice_project/420m0$Build-2</meta:generator>
    <meta:document-statistic meta:table-count="2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12cm" svg:height="14.539cm" xlink:href=".." xlink:type="simple" chart:class="chart:line" chart:column-mapping="0 2 1" chart:style-name="ch1">
        <chart:legend chart:legend-position="end" svg:x="23.628cm" svg:y="6.472cm" style:legend-expansion="high" chart:style-name="ch2"/>
        <chart:plot-area chart:style-name="ch3" table:cell-range-address="Sheet1.A1:Sheet1.C51" chart:data-source-has-labels="row" svg:x="0.532cm" svg:y="0.29cm" svg:width="22.564cm" svg:height="13.959cm">
          <chartooo:coordinate-region svg:x="1.259cm" svg:y="0.489cm" svg:width="21.651cm" svg:height="13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1" chart:label-cell-address="Sheet1.A1:Sheet1.A1" chart:class="chart:line">
            <chart:data-point chart:repeated="50"/>
          </chart:series>
          <chart:series chart:style-name="ch7" chart:values-cell-range-address="Sheet1.C2:Sheet1.C51" chart:label-cell-address="Sheet1.C1:Sheet1.C1" chart:class="chart:line">
            <chart:data-point chart:repeated="50"/>
          </chart:series>
          <chart:series chart:style-name="ch8" chart:values-cell-range-address="Sheet1.B2:Sheet1.B51" chart:label-cell-address="Sheet1.B1:Sheet1.B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enario 1</text:p>
                <draw:g>
                  <svg:desc>Sheet1.A1:Sheet1.A1</svg:desc>
                </draw:g>
              </table:table-cell>
              <table:table-cell office:value-type="string">
                <text:p>Scenario 3</text:p>
                <draw:g>
                  <svg:desc>Sheet1.C1:Sheet1.C1</svg:desc>
                </draw:g>
              </table:table-cell>
              <table:table-cell office:value-type="string">
                <text:p>Scenario 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9147601128">
                <text:p>1.79147601128</text:p>
                <draw:g>
                  <svg:desc>Sheet1.A2:Sheet1.A51</svg:desc>
                </draw:g>
              </table:table-cell>
              <table:table-cell office:value-type="float" office:value="0.776121139526">
                <text:p>0.776121139526</text:p>
                <draw:g>
                  <svg:desc>Sheet1.C2:Sheet1.C51</svg:desc>
                </draw:g>
              </table:table-cell>
              <table:table-cell office:value-type="float" office:value="1.7066450119">
                <text:p>1.7066450119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5983090401">
                <text:p>1.55983090401</text:p>
              </table:table-cell>
              <table:table-cell office:value-type="float" office:value="1.72868609428">
                <text:p>1.72868609428</text:p>
              </table:table-cell>
              <table:table-cell office:value-type="float" office:value="1.61011004448">
                <text:p>1.61011004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32758522">
                <text:p>1.7732758522</text:p>
              </table:table-cell>
              <table:table-cell office:value-type="float" office:value="1.79087901115">
                <text:p>1.79087901115</text:p>
              </table:table-cell>
              <table:table-cell office:value-type="float" office:value="0.398350954056">
                <text:p>0.398350954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190559864">
                <text:p>1.6190559864</text:p>
              </table:table-cell>
              <table:table-cell office:value-type="float" office:value="1.11314511299">
                <text:p>1.11314511299</text:p>
              </table:table-cell>
              <table:table-cell office:value-type="float" office:value="1.57326412201">
                <text:p>1.57326412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3310089111">
                <text:p>1.23310089111</text:p>
              </table:table-cell>
              <table:table-cell office:value-type="float" office:value="1.69581699371">
                <text:p>1.69581699371</text:p>
              </table:table-cell>
              <table:table-cell office:value-type="float" office:value="1.77265191078">
                <text:p>1.77265191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643301964">
                <text:p>1.74643301964</text:p>
              </table:table-cell>
              <table:table-cell office:value-type="float" office:value="1.78191995621">
                <text:p>1.78191995621</text:p>
              </table:table-cell>
              <table:table-cell office:value-type="float" office:value="1.12259578705">
                <text:p>1.12259578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5670957565">
                <text:p>0.825670957565</text:p>
              </table:table-cell>
              <table:table-cell office:value-type="float" office:value="1.41537189484">
                <text:p>1.41537189484</text:p>
              </table:table-cell>
              <table:table-cell office:value-type="float" office:value="1.06889605522">
                <text:p>1.06889605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983001709">
                <text:p>1.73983001709</text:p>
              </table:table-cell>
              <table:table-cell office:value-type="float" office:value="1.63329696655">
                <text:p>1.63329696655</text:p>
              </table:table-cell>
              <table:table-cell office:value-type="float" office:value="1.49958086014">
                <text:p>1.49958086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259897232">
                <text:p>1.03259897232</text:p>
              </table:table-cell>
              <table:table-cell office:value-type="float" office:value="1.683781147">
                <text:p>1.683781147</text:p>
              </table:table-cell>
              <table:table-cell office:value-type="float" office:value="0.388913869858">
                <text:p>0.388913869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0624790192">
                <text:p>1.60624790192</text:p>
              </table:table-cell>
              <table:table-cell office:value-type="float" office:value="1.50347399712">
                <text:p>1.50347399712</text:p>
              </table:table-cell>
              <table:table-cell office:value-type="float" office:value="1.50857782364">
                <text:p>1.50857782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6336007118">
                <text:p>1.46336007118</text:p>
              </table:table-cell>
              <table:table-cell office:value-type="float" office:value="1.43689393997">
                <text:p>1.43689393997</text:p>
              </table:table-cell>
              <table:table-cell office:value-type="float" office:value="0.911056041718">
                <text:p>0.911056041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1025791168">
                <text:p>1.81025791168</text:p>
              </table:table-cell>
              <table:table-cell office:value-type="float" office:value="1.70771980286">
                <text:p>1.70771980286</text:p>
              </table:table-cell>
              <table:table-cell office:value-type="float" office:value="0.376275062561">
                <text:p>0.376275062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9160060883">
                <text:p>0.989160060883</text:p>
              </table:table-cell>
              <table:table-cell office:value-type="float" office:value="1.58141803741">
                <text:p>1.58141803741</text:p>
              </table:table-cell>
              <table:table-cell office:value-type="float" office:value="1.58287906647">
                <text:p>1.58287906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8631792068">
                <text:p>1.68631792068</text:p>
              </table:table-cell>
              <table:table-cell office:value-type="float" office:value="1.51677298546">
                <text:p>1.51677298546</text:p>
              </table:table-cell>
              <table:table-cell office:value-type="float" office:value="1.64968299866">
                <text:p>1.64968299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0076003075">
                <text:p>1.30076003075</text:p>
              </table:table-cell>
              <table:table-cell office:value-type="float" office:value="1.263682127">
                <text:p>1.263682127</text:p>
              </table:table-cell>
              <table:table-cell office:value-type="float" office:value="1.75868582726">
                <text:p>1.75868582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132094383">
                <text:p>1.64132094383</text:p>
              </table:table-cell>
              <table:table-cell office:value-type="float" office:value="1.82744216919">
                <text:p>1.82744216919</text:p>
              </table:table-cell>
              <table:table-cell office:value-type="float" office:value="1.63600587845">
                <text:p>1.63600587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6966190338">
                <text:p>1.76966190338</text:p>
              </table:table-cell>
              <table:table-cell office:value-type="float" office:value="1.47698879242">
                <text:p>1.47698879242</text:p>
              </table:table-cell>
              <table:table-cell office:value-type="float" office:value="1.76633310318">
                <text:p>1.76633310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8743934631">
                <text:p>0.828743934631</text:p>
              </table:table-cell>
              <table:table-cell office:value-type="float" office:value="1.79396295547">
                <text:p>1.79396295547</text:p>
              </table:table-cell>
              <table:table-cell office:value-type="float" office:value="1.41566681862">
                <text:p>1.41566681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1469964981">
                <text:p>0.381469964981</text:p>
              </table:table-cell>
              <table:table-cell office:value-type="float" office:value="1.64670014381">
                <text:p>1.64670014381</text:p>
              </table:table-cell>
              <table:table-cell office:value-type="float" office:value="1.76090788841">
                <text:p>1.76090788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6406002045">
                <text:p>1.76406002045</text:p>
              </table:table-cell>
              <table:table-cell office:value-type="float" office:value="1.56381106377">
                <text:p>1.56381106377</text:p>
              </table:table-cell>
              <table:table-cell office:value-type="float" office:value="1.4871609211">
                <text:p>1.4871609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2561416626">
                <text:p>1.62561416626</text:p>
              </table:table-cell>
              <table:table-cell office:value-type="float" office:value="1.68842697144">
                <text:p>1.68842697144</text:p>
              </table:table-cell>
              <table:table-cell office:value-type="float" office:value="0.374938011169">
                <text:p>0.374938011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1220064163">
                <text:p>0.921220064163</text:p>
              </table:table-cell>
              <table:table-cell office:value-type="float" office:value="1.58448886871">
                <text:p>1.58448886871</text:p>
              </table:table-cell>
              <table:table-cell office:value-type="float" office:value="1.67129182816">
                <text:p>1.67129182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580215454">
                <text:p>1.00580215454</text:p>
              </table:table-cell>
              <table:table-cell office:value-type="float" office:value="1.33594202995">
                <text:p>1.33594202995</text:p>
              </table:table-cell>
              <table:table-cell office:value-type="float" office:value="1.61517620087">
                <text:p>1.61517620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0830597878">
                <text:p>1.80830597878</text:p>
              </table:table-cell>
              <table:table-cell office:value-type="float" office:value="1.29003310204">
                <text:p>1.29003310204</text:p>
              </table:table-cell>
              <table:table-cell office:value-type="float" office:value="1.4096429348">
                <text:p>1.4096429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005669117">
                <text:p>1.8005669117</text:p>
              </table:table-cell>
              <table:table-cell office:value-type="float" office:value="1.35387206078">
                <text:p>1.35387206078</text:p>
              </table:table-cell>
              <table:table-cell office:value-type="float" office:value="1.09650707245">
                <text:p>1.09650707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0173597336">
                <text:p>1.70173597336</text:p>
              </table:table-cell>
              <table:table-cell office:value-type="float" office:value="1.75799703598">
                <text:p>1.75799703598</text:p>
              </table:table-cell>
              <table:table-cell office:value-type="float" office:value="1.71027398109">
                <text:p>1.71027398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4318289757">
                <text:p>1.74318289757</text:p>
              </table:table-cell>
              <table:table-cell office:value-type="float" office:value="1.56392288208">
                <text:p>1.56392288208</text:p>
              </table:table-cell>
              <table:table-cell office:value-type="float" office:value="1.52510905266">
                <text:p>1.52510905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469180584">
                <text:p>1.6469180584</text:p>
              </table:table-cell>
              <table:table-cell office:value-type="float" office:value="1.57002091408">
                <text:p>1.57002091408</text:p>
              </table:table-cell>
              <table:table-cell office:value-type="float" office:value="0.58450293541">
                <text:p>0.584502935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8315091133">
                <text:p>1.78315091133</text:p>
              </table:table-cell>
              <table:table-cell office:value-type="float" office:value="1.71884083748">
                <text:p>1.71884083748</text:p>
              </table:table-cell>
              <table:table-cell office:value-type="float" office:value="1.64175510406">
                <text:p>1.64175510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954220295">
                <text:p>1.5954220295</text:p>
              </table:table-cell>
              <table:table-cell office:value-type="float" office:value="1.77216386795">
                <text:p>1.77216386795</text:p>
              </table:table-cell>
              <table:table-cell office:value-type="float" office:value="1.51233887672">
                <text:p>1.512338876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9253191948">
                <text:p>1.59253191948</text:p>
              </table:table-cell>
              <table:table-cell office:value-type="float" office:value="1.16176795959">
                <text:p>1.16176795959</text:p>
              </table:table-cell>
              <table:table-cell office:value-type="float" office:value="1.29827594757">
                <text:p>1.29827594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1133794785">
                <text:p>1.81133794785</text:p>
              </table:table-cell>
              <table:table-cell office:value-type="float" office:value="1.58517694473">
                <text:p>1.58517694473</text:p>
              </table:table-cell>
              <table:table-cell office:value-type="float" office:value="1.22129797935">
                <text:p>1.22129797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3427066803">
                <text:p>0.463427066803</text:p>
              </table:table-cell>
              <table:table-cell office:value-type="float" office:value="1.51343178749">
                <text:p>1.51343178749</text:p>
              </table:table-cell>
              <table:table-cell office:value-type="float" office:value="0.668886899948">
                <text:p>0.668886899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911091805">
                <text:p>1.76911091805</text:p>
              </table:table-cell>
              <table:table-cell office:value-type="float" office:value="1.44309806824">
                <text:p>1.44309806824</text:p>
              </table:table-cell>
              <table:table-cell office:value-type="float" office:value="0.448269844055">
                <text:p>0.448269844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5100684166">
                <text:p>1.75100684166</text:p>
              </table:table-cell>
              <table:table-cell office:value-type="float" office:value="0.364238977432">
                <text:p>0.364238977432</text:p>
              </table:table-cell>
              <table:table-cell office:value-type="float" office:value="1.66121697426">
                <text:p>1.66121697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9244599342">
                <text:p>1.69244599342</text:p>
              </table:table-cell>
              <table:table-cell office:value-type="float" office:value="1.78172898293">
                <text:p>1.78172898293</text:p>
              </table:table-cell>
              <table:table-cell office:value-type="float" office:value="1.60727500916">
                <text:p>1.60727500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8577194214">
                <text:p>1.68577194214</text:p>
              </table:table-cell>
              <table:table-cell office:value-type="float" office:value="1.75356602669">
                <text:p>1.75356602669</text:p>
              </table:table-cell>
              <table:table-cell office:value-type="float" office:value="1.08833289146">
                <text:p>1.08833289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0056881905">
                <text:p>1.80056881905</text:p>
              </table:table-cell>
              <table:table-cell office:value-type="float" office:value="1.40838289261">
                <text:p>1.40838289261</text:p>
              </table:table-cell>
              <table:table-cell office:value-type="float" office:value="1.54810810089">
                <text:p>1.54810810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0754408836">
                <text:p>1.70754408836</text:p>
              </table:table-cell>
              <table:table-cell office:value-type="float" office:value="1.45348095894">
                <text:p>1.45348095894</text:p>
              </table:table-cell>
              <table:table-cell office:value-type="float" office:value="0.383552074432">
                <text:p>0.383552074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1272602081">
                <text:p>1.81272602081</text:p>
              </table:table-cell>
              <table:table-cell office:value-type="float" office:value="1.59383392334">
                <text:p>1.59383392334</text:p>
              </table:table-cell>
              <table:table-cell office:value-type="float" office:value="1.60821509361">
                <text:p>1.60821509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1147990227">
                <text:p>1.21147990227</text:p>
              </table:table-cell>
              <table:table-cell office:value-type="float" office:value="1.41491007805">
                <text:p>1.41491007805</text:p>
              </table:table-cell>
              <table:table-cell office:value-type="float" office:value="0.605435848236">
                <text:p>0.605435848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371711731">
                <text:p>0.82371711731</text:p>
              </table:table-cell>
              <table:table-cell office:value-type="float" office:value="1.75781393051">
                <text:p>1.75781393051</text:p>
              </table:table-cell>
              <table:table-cell office:value-type="float" office:value="1.7338218689">
                <text:p>1.7338218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430090904">
                <text:p>1.67430090904</text:p>
              </table:table-cell>
              <table:table-cell office:value-type="float" office:value="1.55992794037">
                <text:p>1.55992794037</text:p>
              </table:table-cell>
              <table:table-cell office:value-type="float" office:value="1.78729200363">
                <text:p>1.787292003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50785923">
                <text:p>1.650785923</text:p>
              </table:table-cell>
              <table:table-cell office:value-type="float" office:value="1.13547897339">
                <text:p>1.13547897339</text:p>
              </table:table-cell>
              <table:table-cell office:value-type="float" office:value="1.01747012138">
                <text:p>1.01747012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8272895813">
                <text:p>0.748272895813</text:p>
              </table:table-cell>
              <table:table-cell office:value-type="float" office:value="1.16586494446">
                <text:p>1.16586494446</text:p>
              </table:table-cell>
              <table:table-cell office:value-type="float" office:value="1.55758786201">
                <text:p>1.55758786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41305208206">
                <text:p>0.641305208206</text:p>
              </table:table-cell>
              <table:table-cell office:value-type="float" office:value="1.78803110123">
                <text:p>1.78803110123</text:p>
              </table:table-cell>
              <table:table-cell office:value-type="float" office:value="0.377564907074">
                <text:p>0.377564907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9831900597">
                <text:p>1.39831900597</text:p>
              </table:table-cell>
              <table:table-cell office:value-type="float" office:value="1.54036593437">
                <text:p>1.54036593437</text:p>
              </table:table-cell>
              <table:table-cell office:value-type="float" office:value="0.54137802124">
                <text:p>0.54137802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1424503326">
                <text:p>1.51424503326</text:p>
              </table:table-cell>
              <table:table-cell office:value-type="float" office:value="1.53266406059">
                <text:p>1.53266406059</text:p>
              </table:table-cell>
              <table:table-cell office:value-type="float" office:value="0.378681898117">
                <text:p>0.378681898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0420708656">
                <text:p>1.80420708656</text:p>
              </table:table-cell>
              <table:table-cell office:value-type="float" office:value="1.50032401085">
                <text:p>1.50032401085</text:p>
              </table:table-cell>
              <table:table-cell office:value-type="float" office:value="1.62156200409">
                <text:p>1.62156200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9623413086">
                <text:p>1.79623413086</text:p>
              </table:table-cell>
              <table:table-cell office:value-type="float" office:value="1.74404406548">
                <text:p>1.74404406548</text:p>
              </table:table-cell>
              <table:table-cell office:value-type="float" office:value="0.812499046326">
                <text:p>0.812499046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